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#read -p <text:s/>"quelle est votre fichier?" var</text:p>
      <text:p text:style-name="Standard"/>
      <text:p text:style-name="Standard">if [ -a "$1" ]; then</text:p>
      <text:p text:style-name="Standard"><text:s text:c="4"/>echo "$var exists."</text:p>
      <text:p text:style-name="Standard"><text:s text:c="8"/>sleep 1</text:p>
      <text:p text:style-name="Standard"><text:s text:c="8"/>sed -i 's/password=true/password=false/g' $1</text:p>
      <text:p text:style-name="Standard"><text:s text:c="8"/>sleep 1</text:p>
      <text:p text:style-name="Standard"/>
      <text:p text:style-name="Standard"><text:s text:c="8"/>sleep 1</text:p>
      <text:p text:style-name="Standard"><text:s text:c="8"/>sed -i 's/password=false/password=true/g' $1</text:p>
      <text:p text:style-name="Standard"><text:s text:c="7"/>cat $var</text:p>
      <text:p text:style-name="Standard">else</text:p>
      <text:p text:style-name="Standard"><text:s text:c="9"/>echo "wrong"</text:p>
      <text:p text:style-name="Standard"/>
      <text:p text:style-name="Standard">fi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2T10:12:54.135000000</dc:date>
    <meta:editing-duration>PT1M3S</meta:editing-duration>
    <meta:editing-cycles>1</meta:editing-cycles>
    <meta:document-statistic meta:table-count="0" meta:image-count="0" meta:object-count="0" meta:page-count="1" meta:paragraph-count="13" meta:word-count="37" meta:character-count="286" meta:non-whitespace-character-count="201"/>
    <meta:generator>LibreOffice/7.3.6.2$Windows_X86_64 LibreOffice_project/c28ca90fd6e1a19e189fc16c05f8f8924961e12e</meta:generator>
  </office:meta>
</office:document-meta>
</file>